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Nacimiento" style:family="table">
      <style:table-properties style:width="19.59cm" table:align="margins" style:writing-mode="page"/>
    </style:style>
    <style:style style:name="Nacimiento.A" style:family="table-column">
      <style:table-column-properties style:column-width="6.53cm" style:rel-column-width="21845*"/>
    </style:style>
    <style:style style:name="Nacimiento.A1" style:family="table-cell">
      <style:table-cell-properties fo:padding="0.097cm" fo:border-left="0.05pt solid #3399ff" fo:border-right="none" fo:border-top="0.05pt solid #3399ff" fo:border-bottom="0.05pt solid #3399ff"/>
    </style:style>
    <style:style style:name="Nacimiento.C1" style:family="table-cell">
      <style:table-cell-properties fo:padding="0.097cm" fo:border="0.05pt solid #3399ff"/>
    </style:style>
    <style:style style:name="Nacimiento.A2" style:family="table-cell">
      <style:table-cell-properties fo:padding="0.097cm" fo:border-left="0.05pt solid #3399ff" fo:border-right="none" fo:border-top="none" fo:border-bottom="0.05pt solid #3399ff"/>
    </style:style>
    <style:style style:name="Nacimiento.C2" style:family="table-cell">
      <style:table-cell-properties fo:padding="0.097cm" fo:border-left="0.05pt solid #3399ff" fo:border-right="0.05pt solid #3399ff" fo:border-top="none" fo:border-bottom="0.05pt solid #3399ff"/>
    </style:style>
    <style:style style:name="Table1" style:family="table">
      <style:table-properties style:width="19.59cm" table:align="margins" style:writing-mode="page"/>
    </style:style>
    <style:style style:name="Table1.A" style:family="table-column">
      <style:table-column-properties style:column-width="6.53cm" style:rel-column-width="21845*"/>
    </style:style>
    <style:style style:name="Table1.A1" style:family="table-cell">
      <style:table-cell-properties fo:padding="0.097cm" fo:border-left="0.05pt solid #00ccff" fo:border-right="none" fo:border-top="0.05pt solid #00ccff" fo:border-bottom="0.05pt solid #00ccff"/>
    </style:style>
    <style:style style:name="Table1.C1" style:family="table-cell">
      <style:table-cell-properties fo:padding="0.097cm" fo:border="0.05pt solid #00ccff"/>
    </style:style>
    <style:style style:name="Table1.A2" style:family="table-cell">
      <style:table-cell-properties fo:padding="0.097cm" fo:border-left="0.05pt solid #00ccff" fo:border-right="none" fo:border-top="none" fo:border-bottom="0.05pt solid #00ccff"/>
    </style:style>
    <style:style style:name="Table1.C2" style:family="table-cell">
      <style:table-cell-properties fo:padding="0.097cm" fo:border-left="0.05pt solid #00ccff" fo:border-right="0.05pt solid #00ccff" fo:border-top="none" fo:border-bottom="0.05pt solid #00ccff"/>
    </style:style>
    <style:style style:name="P1" style:family="paragraph" style:parent-style-name="Standard">
      <style:text-properties officeooo:rsid="0012c9f2" officeooo:paragraph-rsid="0012c9f2"/>
    </style:style>
    <style:style style:name="P2" style:family="paragraph" style:parent-style-name="Standard">
      <style:text-properties officeooo:rsid="001480e0" officeooo:paragraph-rsid="001480e0"/>
    </style:style>
    <style:style style:name="P3" style:family="paragraph" style:parent-style-name="Standard">
      <style:text-properties officeooo:rsid="001480e0" officeooo:paragraph-rsid="00159cda"/>
    </style:style>
    <style:style style:name="P4" style:family="paragraph" style:parent-style-name="Standard">
      <style:text-properties officeooo:rsid="00162212" officeooo:paragraph-rsid="00162212"/>
    </style:style>
    <style:style style:name="P5" style:family="paragraph" style:parent-style-name="Standard">
      <style:text-properties officeooo:rsid="001cded1" officeooo:paragraph-rsid="001cded1"/>
    </style:style>
    <style:style style:name="P6" style:family="paragraph" style:parent-style-name="Standard">
      <style:text-properties officeooo:rsid="001e8f24" officeooo:paragraph-rsid="001ed3e3"/>
    </style:style>
    <style:style style:name="P7" style:family="paragraph" style:parent-style-name="Standard">
      <style:text-properties officeooo:rsid="001ed3e3" officeooo:paragraph-rsid="001ed3e3"/>
    </style:style>
    <style:style style:name="P8" style:family="paragraph" style:parent-style-name="Standard">
      <style:text-properties officeooo:rsid="001f6b13" officeooo:paragraph-rsid="001f6b13"/>
    </style:style>
    <style:style style:name="P9" style:family="paragraph" style:parent-style-name="Standard">
      <style:text-properties officeooo:rsid="00291379" officeooo:paragraph-rsid="00291379"/>
    </style:style>
    <style:style style:name="P10" style:family="paragraph" style:parent-style-name="Standard">
      <style:text-properties officeooo:rsid="001bca95" officeooo:paragraph-rsid="001bca95"/>
    </style:style>
    <style:style style:name="P11" style:family="paragraph" style:parent-style-name="Standard">
      <style:text-properties officeooo:rsid="002c9f0b" officeooo:paragraph-rsid="002c9f0b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text-properties officeooo:rsid="0012c9f2" officeooo:paragraph-rsid="0012c9f2"/>
    </style:style>
    <style:style style:name="P14" style:family="paragraph" style:parent-style-name="Table_20_Contents">
      <style:text-properties officeooo:rsid="001480e0" officeooo:paragraph-rsid="001480e0"/>
    </style:style>
    <style:style style:name="P15" style:family="paragraph" style:parent-style-name="Table_20_Contents">
      <style:text-properties officeooo:rsid="001480e0" officeooo:paragraph-rsid="00159cda"/>
    </style:style>
    <style:style style:name="P16" style:family="paragraph" style:parent-style-name="Table_20_Contents">
      <style:text-properties officeooo:rsid="00159cda" officeooo:paragraph-rsid="00159cda"/>
    </style:style>
    <style:style style:name="P17" style:family="paragraph" style:parent-style-name="Table_20_Contents">
      <style:text-properties officeooo:rsid="00162212" officeooo:paragraph-rsid="00162212"/>
    </style:style>
    <style:style style:name="P18" style:family="paragraph" style:parent-style-name="Table_20_Contents">
      <style:text-properties officeooo:rsid="00181667" officeooo:paragraph-rsid="00181667"/>
    </style:style>
    <style:style style:name="P19" style:family="paragraph" style:parent-style-name="Table_20_Contents">
      <style:text-properties officeooo:rsid="00181667" officeooo:paragraph-rsid="001ad360"/>
    </style:style>
    <style:style style:name="P20" style:family="paragraph" style:parent-style-name="Table_20_Contents">
      <style:text-properties officeooo:rsid="001bca95" officeooo:paragraph-rsid="001bca95"/>
    </style:style>
    <style:style style:name="P21" style:family="paragraph" style:parent-style-name="Table_20_Contents">
      <style:text-properties officeooo:rsid="001bca95" officeooo:paragraph-rsid="00162212"/>
    </style:style>
    <style:style style:name="P22" style:family="paragraph" style:parent-style-name="Standard">
      <style:text-properties officeooo:rsid="002c9f0b" officeooo:paragraph-rsid="002e667b"/>
    </style:style>
    <style:style style:name="P23" style:family="paragraph" style:parent-style-name="Standard">
      <style:text-properties officeooo:rsid="002c9f0b" officeooo:paragraph-rsid="00316394"/>
    </style:style>
    <style:style style:name="P24" style:family="paragraph" style:parent-style-name="Text_20_body">
      <style:text-properties officeooo:rsid="002dffae" officeooo:paragraph-rsid="002dffae"/>
    </style:style>
    <style:style style:name="P25" style:family="paragraph" style:parent-style-name="Text_20_body">
      <style:text-properties officeooo:rsid="002dffae" officeooo:paragraph-rsid="002e667b"/>
    </style:style>
    <style:style style:name="P26" style:family="paragraph" style:parent-style-name="Text_20_body">
      <style:text-properties officeooo:paragraph-rsid="002e667b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3">
      <style:paragraph-properties fo:text-align="center" style:justify-single-word="false"/>
    </style:style>
    <style:style style:name="P29" style:family="paragraph" style:parent-style-name="Heading_20_3">
      <style:text-properties officeooo:rsid="001f6b13" officeooo:paragraph-rsid="002dffae"/>
    </style:style>
    <style:style style:name="T1" style:family="text">
      <style:text-properties officeooo:rsid="0012c9f2"/>
    </style:style>
    <style:style style:name="T2" style:family="text">
      <style:text-properties officeooo:rsid="00159cda"/>
    </style:style>
    <style:style style:name="T3" style:family="text">
      <style:text-properties officeooo:rsid="00194ee2"/>
    </style:style>
    <style:style style:name="T4" style:family="text">
      <style:text-properties officeooo:rsid="001b0831"/>
    </style:style>
    <style:style style:name="T5" style:family="text">
      <style:text-properties officeooo:rsid="001bca95"/>
    </style:style>
    <style:style style:name="T6" style:family="text">
      <style:text-properties officeooo:rsid="001e8f24"/>
    </style:style>
    <style:style style:name="T7" style:family="text">
      <style:text-properties officeooo:rsid="001ed3e3"/>
    </style:style>
    <style:style style:name="T8" style:family="text">
      <style:text-properties officeooo:rsid="001f6b13"/>
    </style:style>
    <style:style style:name="T9" style:family="text">
      <style:text-properties officeooo:rsid="00202a2f"/>
    </style:style>
    <style:style style:name="T10" style:family="text">
      <style:text-properties officeooo:rsid="002635b4"/>
    </style:style>
    <style:style style:name="T11" style:family="text">
      <style:text-properties officeooo:rsid="0026f74e"/>
    </style:style>
    <style:style style:name="T12" style:family="text">
      <style:text-properties officeooo:rsid="0027f1fe"/>
    </style:style>
    <style:style style:name="T13" style:family="text">
      <style:text-properties officeooo:rsid="002ca945"/>
    </style:style>
    <style:style style:name="T14" style:family="text">
      <style:text-properties officeooo:rsid="002dffae"/>
    </style:style>
    <style:style style:name="T15" style:family="text">
      <style:text-properties officeooo:rsid="002e667b"/>
    </style:style>
    <style:style style:name="T16" style:family="text">
      <style:text-properties officeooo:rsid="002e7400"/>
    </style:style>
    <style:style style:name="T17" style:family="text">
      <style:text-properties officeooo:rsid="002f7c33"/>
    </style:style>
    <style:style style:name="T18" style:family="text">
      <style:text-properties officeooo:rsid="00312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7" text:outline-level="1">La fiesta de <text:span text:style-name="T1">Tabernáculos</text:span></text:h>
      <text:h text:style-name="P28" text:outline-level="3"><text:span text:style-name="T1">f</text:span>iesta-tabernaculos.github.io</text:h>
      <text:p text:style-name="P12"/>
      <text:h text:style-name="Heading_20_3" text:outline-level="3">Cuando nació Yeshua (Jesucristo)?</text:h>
      <text:p text:style-name="P1"/>
      <text:p text:style-name="P1">En la siguiente tabla de tiempos podemos ver el mes bíblico en que nació el Meshiakh <text:s/>de Israel.</text:p>
      <text:p text:style-name="P1"/>
      <table:table table:name="Nacimiento" table:style-name="Nacimiento">
        <table:table-column table:style-name="Nacimiento.A" table:number-columns-repeated="3"/>
        <table:table-row>
          <table:table-cell table:style-name="Nacimiento.A1" office:value-type="string">
            <text:p text:style-name="P13">Evento</text:p>
          </table:table-cell>
          <table:table-cell table:style-name="Nacimiento.A1" office:value-type="string">
            <text:p text:style-name="P13">Mes del año bíblico</text:p>
          </table:table-cell>
          <table:table-cell table:style-name="Nacimiento.C1" office:value-type="string">
            <text:p text:style-name="P13">Sustentación bíblica</text:p>
          </table:table-cell>
        </table:table-row>
        <table:table-row>
          <table:table-cell table:style-name="Nacimiento.A2" office:value-type="string">
            <text:p text:style-name="P13">Zacarias en el templo</text:p>
          </table:table-cell>
          <table:table-cell table:style-name="Nacimiento.A2" office:value-type="string">
            <text:p text:style-name="P13">4</text:p>
          </table:table-cell>
          <table:table-cell table:style-name="Nacimiento.C2" office:value-type="string">
            <text:p text:style-name="P13">Lucas 1:5, 1 Crónicas 24:10</text:p>
          </table:table-cell>
        </table:table-row>
        <table:table-row>
          <table:table-cell table:style-name="Nacimiento.A2" office:value-type="string">
            <text:p text:style-name="P13"><text:span text:style-name="T2">Miriam</text:span> <text:span text:style-name="T2">queda embarazada</text:span></text:p>
          </table:table-cell>
          <table:table-cell table:style-name="Nacimiento.A2" office:value-type="string">
            <text:p text:style-name="P13">10</text:p>
          </table:table-cell>
          <table:table-cell table:style-name="Nacimiento.C2" office:value-type="string">
            <text:p text:style-name="P15">Lucas 1:26 </text:p>
          </table:table-cell>
        </table:table-row>
        <table:table-row>
          <table:table-cell table:style-name="Nacimiento.A2" office:value-type="string">
            <text:p text:style-name="P16">Nace Yeshua</text:p>
          </table:table-cell>
          <table:table-cell table:style-name="Nacimiento.A2" office:value-type="string">
            <text:p text:style-name="P14">7</text:p>
          </table:table-cell>
          <table:table-cell table:style-name="Nacimiento.C2" office:value-type="string">
            <text:p text:style-name="P15">Lucas 1:41</text:p>
          </table:table-cell>
        </table:table-row>
      </table:table>
      <text:p text:style-name="P1"/>
      <text:p text:style-name="P2">Explicación:</text:p>
      <text:p text:style-name="P2"/>
      <text:p text:style-name="P2"><text:span text:style-name="T2">1) </text:span>Según Lucas 1:5, Zacarias, el padre de Juan el Bautista, pertenecía al grupo sacerdotal de Abias. <text:span text:style-name="T10">Este grupo</text:span> prestaba servicio en el templo, según 1 Crónicas 24:10, en el octavo turno de 24 posibles en el año. <text:span text:style-name="T11">Así,</text:span> dicho octavo turno tenia que ser a finales del cuarto mes del año bíblico.</text:p>
      <text:p text:style-name="P3"/>
      <text:p text:style-name="P3"><text:span text:style-name="T2">2) </text:span>Según Lucas 1:26, seis meses después, el ángel Gabriel se le aparece a Miriam (Maria) la madre de Yeshua (Jesus). <text:span text:style-name="T11">Así, </text:span>esto <text:span text:style-name="T11">tuvo </text:span><text:soft-page-break/><text:span text:style-name="T11">que suceder </text:span>en el décimo mes del año bíblico. <text:span text:style-name="T2">Y pocos días después, según Lucas 1:41, Miriam ya estaba embarazada.</text:span></text:p>
      <text:p text:style-name="P3"/>
      <text:p text:style-name="P3"><text:span text:style-name="T2">3) Nueve meses después, nace el Meshiakh (mesías)</text:span> <text:span text:style-name="T2">de Israel. Luego esto tuvo que suceder en el séptimo mes del siguiente año bíblico.</text:span></text:p>
      <text:p text:style-name="P3"/>
      <text:h text:style-name="Heading_20_3" text:outline-level="3">Como es el año bíblico?</text:h>
      <text:p text:style-name="P4"/>
      <text:p text:style-name="P4">En la siguiente tabla se puede ver como se mide el tiempo según la biblia: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Evento</text:p>
          </table:table-cell>
          <table:table-cell table:style-name="Table1.A1" office:value-type="string">
            <text:p text:style-name="P20">Delimitado por</text:p>
          </table:table-cell>
          <table:table-cell table:style-name="Table1.C1" office:value-type="string">
            <text:p text:style-name="P17">Sustentación bíblica</text:p>
          </table:table-cell>
        </table:table-row>
        <table:table-row>
          <table:table-cell table:style-name="Table1.A2" office:value-type="string">
            <text:p text:style-name="P21">Día</text:p>
          </table:table-cell>
          <table:table-cell table:style-name="Table1.A2" office:value-type="string">
            <text:p text:style-name="P17"><text:span text:style-name="T5">El S</text:span>ol</text:p>
          </table:table-cell>
          <table:table-cell table:style-name="Table1.C2" office:value-type="string">
            <text:p text:style-name="P18">Génesis 1:14, <text:span text:style-name="T4">Levítico 23:32, Lucas 23:54</text:span></text:p>
          </table:table-cell>
        </table:table-row>
        <table:table-row>
          <table:table-cell table:style-name="Table1.A2" office:value-type="string">
            <text:p text:style-name="P17"><text:span text:style-name="T5">M</text:span>es</text:p>
          </table:table-cell>
          <table:table-cell table:style-name="Table1.A2" office:value-type="string">
            <text:p text:style-name="P17"><text:span text:style-name="T5">La </text:span>Luna</text:p>
          </table:table-cell>
          <table:table-cell table:style-name="Table1.C2" office:value-type="string">
            <text:p text:style-name="P19">Génesis 1:14, Exodo 12:2</text:p>
          </table:table-cell>
        </table:table-row>
        <table:table-row>
          <table:table-cell table:style-name="Table1.A2" office:value-type="string">
            <text:p text:style-name="P17"><text:span text:style-name="T5">A</text:span>ño</text:p>
          </table:table-cell>
          <table:table-cell table:style-name="Table1.A2" office:value-type="string">
            <text:p text:style-name="P18"><text:span text:style-name="T5">La </text:span>Primavera</text:p>
          </table:table-cell>
          <table:table-cell table:style-name="Table1.C2" office:value-type="string">
            <text:p text:style-name="P18">Exodo 13:10 Exodo 34:22 <text:span text:style-name="T3">Deuteronomio 16:1</text:span></text:p>
          </table:table-cell>
        </table:table-row>
      </table:table>
      <text:p text:style-name="P4"/>
      <text:p text:style-name="P11">Hay básicamente dos interpretaciones diferentes para determinar el comienzo del año según el “giro del sol” en primavera o equinoccio de primavera:</text:p>
      <text:p text:style-name="P10"/>
      <text:p text:style-name="P23"><text:span text:style-name="T15">A</text:span>) Este sucede antes del <text:span text:style-name="T17">día</text:span> catorce desde la luna nueva que marca el comienzo del año. <text:span text:style-name="T14">Los judíos que siguen la religión rabínica (no Mesiánicos) celebran Sukkot según esta interpretación.</text:span></text:p>
      <text:p text:style-name="P22"><text:soft-page-break/><text:span text:style-name="T15">B</text:span>) Este sucede antes de la luna nueva que marca el comienzo del año. Este es el método seguido por el portal mesiánico <text:a xlink:type="simple" xlink:href="http://whenisthenewmoon.com/" text:style-name="Internet_20_link" text:visited-style-name="Visited_20_Internet_20_Link"><text:span text:style-name="T12">http://whenisthenewmoon.com/</text:span></text:a>. </text:p>
      <text:p text:style-name="P22"/>
      <text:h text:style-name="Heading_20_3" text:outline-level="3"><text:span text:style-name="T6">Nació el Meshiakh en </text:span>la fiesta de tabernáculos?</text:h>
      <text:p text:style-name="P5"/>
      <text:p text:style-name="P7">Tenemos varios motivos para pensar que el Meshiakh tuvo que nacer en la fiesta de Sukkot o de <text:span text:style-name="T18">Tabernáculos</text:span>:</text:p>
      <text:p text:style-name="P7"/>
      <text:p text:style-name="P7">1) Como ya vimos el Meshiakh nació en el séptimo mes bíblico.</text:p>
      <text:p text:style-name="P5"/>
      <text:p text:style-name="P5"><text:span text:style-name="T7">2) </text:span>La fiesta de tabernáculos , <text:span text:style-name="T6">según Levítico 23:33, se celebra por una semana empezando el día 15 del séptimo mes bíblico o mes de Eitanim.</text:span></text:p>
      <text:p text:style-name="P5"/>
      <text:p text:style-name="P7">3) El ángel que anuncia el nacimiento a los pastores, según Lucas 2:10, hace referencia a dos características de <text:span text:style-name="T18">S</text:span>ukkot:</text:p>
      <text:p text:style-name="P6"><text:tab/><text:span text:style-name="T7">a) </text:span>el pueblo hebreo se refiere a la fiesta de tabernáculos como “la época de nuestro gozo”.</text:p>
      <text:p text:style-name="P6"><text:tab/><text:span text:style-name="T7">b) durante esta fiesta se hacen pequeñas “tiendas“</text:span> <text:span text:style-name="T7">o “tabernáculos” </text:span></text:p>
      <text:p text:style-name="P6"/>
      <text:p text:style-name="P7">4) Es mandamiento, <text:span text:style-name="T8">según Deuteronomio 16:16, </text:span>que <text:span text:style-name="T8">todos </text:span>los varones <text:span text:style-name="T8">de Israel </text:span>viajen a Jerusalén para esta festividad y esto puede explicar porque <text:span text:style-name="T8">José</text:span> y María no encontraron donde hospedarse ni en Jerusalén ni en Belén.</text:p>
      <text:p text:style-name="P7"/>
      <text:p text:style-name="P8">5) La palabra “sukah” (tienda o tabernáculo) tiene su equivalente en griego a la palabra traducida como pesebre.</text:p>
      <text:p text:style-name="P8"><text:soft-page-break/></text:p>
      <text:p text:style-name="P8">6) La fiesta de <text:span text:style-name="T9">tabernáculos</text:span> o Sukkot se <text:span text:style-name="T9">seguirá</text:span> celebrando <text:span text:style-name="T9">después</text:span> de<text:span text:style-name="T9">l regreso del Meshiackh</text:span>, según <text:span text:style-name="T9">Zacarías 14:16.</text:span></text:p>
      <text:p text:style-name="P8"/>
      <text:h text:style-name="P29" text:outline-level="3"><text:span text:style-name="T14">Este año cuando es la fiesta de tabernáculos?</text:span></text:h>
      <text:p text:style-name="P25">Interpretación <text:span text:style-name="T15">A</text:span>: Septiembre 23 (6pm) - Septiembre 30 (6pm).</text:p>
      <text:p text:style-name="P26"><text:span text:style-name="T14">Interpretación B: Octubre 24 (6pm) - Octubre 31 (6pm).</text:span></text:p>
      <text:p text:style-name="P24"/>
      <text:p text:style-name="P8"/>
      <text:p text:style-name="P9"><text:a xlink:type="simple" xlink:href="http://toda-carne.github.io/" text:style-name="Internet_20_link" text:visited-style-name="Visited_20_Internet_20_Link">toda-carne.github.io</text:a></text:p>
      <text:p text:style-name="P9"/>
      <text:p text:style-name="P9"/>
      <text:p text:style-name="P9">Editada por:</text:p>
      <text:p text:style-name="P9"><text:a xlink:type="simple" xlink:href="http://joseluisquiroga.github.io/" text:style-name="Internet_20_link" text:visited-style-name="Visited_20_Internet_20_Link">joseluisquiroga.github.io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2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2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8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1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7:45:11.306618412</meta:creation-date>
    <dc:date>2018-10-24T14:55:58.640968904</dc:date>
    <meta:editing-duration>PT37M</meta:editing-duration>
    <meta:editing-cycles>19</meta:editing-cycles>
    <meta:generator>LibreOffice/5.1.6.2$Linux_X86_64 LibreOffice_project/10m0$Build-2</meta:generator>
    <meta:document-statistic meta:table-count="2" meta:image-count="0" meta:object-count="0" meta:page-count="4" meta:paragraph-count="53" meta:word-count="517" meta:character-count="3079" meta:non-whitespace-character-count="2609"/>
  </office:meta>
</office:document-meta>
</file>